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0498e"/>
    </style:style>
    <style:style style:name="T1" style:family="text">
      <style:text-properties officeooo:rsid="0010498e"/>
    </style:style>
    <style:style style:name="T2" style:family="text">
      <style:text-properties fo:font-weight="bold" officeooo:rsid="0010498e" style:font-weight-asian="bold" style:font-weight-complex="bold"/>
    </style:style>
    <style:style style:name="T3" style:family="text">
      <style:text-properties fo:font-size="15pt" fo:font-weight="bold" officeooo:rsid="0010498e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<text:span text:style-name="T1">Youtube API key: <text:s text:c="2"/></text:span></text:span><text:span text:style-name="Source_20_Text">AIzaSyDgb3pf7dFnibikYAg9u-5fVUOC0TyTPXw </text:span></text:p>
      <text:p text:style-name="Standard"><text:span text:style-name="Source_20_Text"/></text:p>
      <text:p text:style-name="Standard"><text:span text:style-name="Source_20_Text"/></text:p>
      <text:p text:style-name="P1"><text:span text:style-name="Source_20_Text"><text:span text:style-name="T3">keytool -exportcert -alias androiddebugkey -keystore $HOME/.android/debug.keystore -list -v</text:span></text:span></text:p>
      <text:p text:style-name="P1"><text:span text:style-name="Source_20_Text"><text:span text:style-name="T1">Enter keystore password: <text:s/>android</text:span></text:span></text:p>
      <text:p text:style-name="P1"><text:span text:style-name="Source_20_Text"><text:span text:style-name="T1">Alias name: androiddebugkey</text:span></text:span></text:p>
      <text:p text:style-name="P1"><text:span text:style-name="Source_20_Text"><text:span text:style-name="T1">Creation date: 08-Apr-2015</text:span></text:span></text:p>
      <text:p text:style-name="P1"><text:span text:style-name="Source_20_Text"><text:span text:style-name="T1">Entry type: PrivateKeyEntry</text:span></text:span></text:p>
      <text:p text:style-name="P1"><text:span text:style-name="Source_20_Text"><text:span text:style-name="T1">Certificate chain length: 1</text:span></text:span></text:p>
      <text:p text:style-name="P1"><text:span text:style-name="Source_20_Text"><text:span text:style-name="T1">Certificate[1]:</text:span></text:span></text:p>
      <text:p text:style-name="P1"><text:span text:style-name="Source_20_Text"><text:span text:style-name="T1">Owner: CN=Android Debug, O=Android, C=US</text:span></text:span></text:p>
      <text:p text:style-name="P1"><text:span text:style-name="Source_20_Text"><text:span text:style-name="T1">Issuer: CN=Android Debug, O=Android, C=US</text:span></text:span></text:p>
      <text:p text:style-name="P1"><text:span text:style-name="Source_20_Text"><text:span text:style-name="T1">Serial number: 5524fe75</text:span></text:span></text:p>
      <text:p text:style-name="P1"><text:span text:style-name="Source_20_Text"><text:span text:style-name="T1">Valid from: Wed Apr 08 11:09:57 BST 2015 until: Fri Mar 31 11:09:57 BST 2045</text:span></text:span></text:p>
      <text:p text:style-name="P1"><text:span text:style-name="Source_20_Text"><text:span text:style-name="T1">Certificate fingerprints:</text:span></text:span></text:p>
      <text:p text:style-name="P1"><text:span text:style-name="Source_20_Text"><text:span text:style-name="T1"><text:s text:c="9"/>MD5: <text:s/>DA:79:4A:19:3D:23:06:7B:BA:32:F1:00:DE:9E:67:77</text:span></text:span></text:p>
      <text:p text:style-name="P1"><text:span text:style-name="Source_20_Text"><text:span text:style-name="T1"><text:s text:c="9"/>SHA1: 89:F8:D0:47:BA:0E:36:4F:8F:8F:06:2F:07:36:25:46:B0:AD:29:B0</text:span></text:span></text:p>
      <text:p text:style-name="P1"><text:span text:style-name="Source_20_Text"><text:span text:style-name="T1"><text:s text:c="9"/>SHA256: 6F:BE:F7:42:C3:AB:F6:25:93:17:5C:C6:F0:BC:56:2A:6F:B3:57:CC:17:31:BA:49:0D:B8:28:34:E5:0D:87:87</text:span></text:span></text:p>
      <text:p text:style-name="P1"><text:span text:style-name="Source_20_Text"><text:span text:style-name="T1"><text:s text:c="9"/>Signature algorithm name: SHA1withRSA</text:span></text:span></text:p>
      <text:p text:style-name="P1"><text:span text:style-name="Source_20_Text"><text:span text:style-name="T1"><text:s text:c="9"/>Version: 3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9:46:07.920373000</meta:creation-date>
    <dc:date>2016-02-21T04:32:10.654237000</dc:date>
    <meta:editing-duration>PT17H14M56S</meta:editing-duration>
    <meta:editing-cycles>2</meta:editing-cycles>
    <meta:generator>LibreOffice/5.0.4.2$MacOSX_X86_64 LibreOffice_project/2b9802c1994aa0b7dc6079e128979269cf95bc78</meta:generator>
    <meta:document-statistic meta:table-count="0" meta:image-count="0" meta:object-count="0" meta:page-count="1" meta:paragraph-count="18" meta:word-count="72" meta:character-count="823" meta:non-whitespace-character-count="719"/>
  </office:meta>
</office:document-meta>
</file>